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04d45" officeooo:paragraph-rsid="00004d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 of both pacman and ghost meant to both capture the other teams food and defend your own</text:p>
      <text:p text:style-name="P1"/>
      <text:p text:style-name="P1">Layout, board is divided into half, red(evens) vs blue(odds)</text:p>
      <text:p text:style-name="P1"/>
      <text:p text:style-name="P1">Remove enemy food to get pts, red is positive score, blue is negative</text:p>
      <text:p text:style-name="P1">- No point for eating enemy pacman</text:p>
      <text:p text:style-name="P1"/>
      <text:p text:style-name="P1">Agents can only observe an opponent’s configuration (pos and dir) if they are within 5 squares</text:p>
      <text:p text:style-name="P1">- Noisy distance is used to estimate unobserved players</text:p>
      <text:p text:style-name="P1"/>
      <text:p text:style-name="P1">Winning is when a team eats all but 2 of the opposing dots, 1200 moves, ties if both are at 0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21:55:25.788429277</meta:creation-date>
    <dc:date>2017-03-09T11:40:22.308914809</dc:date>
    <meta:editing-duration>PT13H34M26S</meta:editing-duration>
    <meta:editing-cycles>1</meta:editing-cycles>
    <meta:document-statistic meta:table-count="0" meta:image-count="0" meta:object-count="0" meta:page-count="1" meta:paragraph-count="7" meta:word-count="93" meta:character-count="497" meta:non-whitespace-character-count="411"/>
    <meta:generator>LibreOffice/5.2.5.1$Linux_X86_64 LibreOffice_project/20$Build-1</meta:generator>
  </office:meta>
</office:document-meta>
</file>